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83900" calcext:value-type="float">
            <text:p>839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60100" calcext:value-type="float">
            <text:p>60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2000.63909774436" calcext:value-type="float">
            <text:p>2000.6390977444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office:value-type="string" calcext:value-type="string">
            <text:p>-Stepan</text:p>
          </table:table-cell>
          <table:table-cell/>
          <table:table-cell table:formula="of:=SUM([.B52:.F52])" office:value-type="float" office:value="2000.63909774436" calcext:value-type="float">
            <text:p>2000.6390977444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2000.63909774436" calcext:value-type="float">
            <text:p>2000.6390977444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)" office:value-type="float" office:value="1199.7619047619" calcext:value-type="float">
            <text:p>1199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83.97243107769" calcext:value-type="float">
            <text:p>1583.9724310777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605.63909774436" calcext:value-type="float">
            <text:p>1605.6390977444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2000.63909774436" calcext:value-type="float">
            <text:p>2000.6390977444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19" office:value-type="float" office:value="384.210526315789" calcext:value-type="float">
            <text:p>384.2105263158</text:p>
          </table:table-cell>
          <table:table-cell/>
          <table:table-cell table:formula="of:=SUM([.B52:.F52])" office:value-type="float" office:value="2000.63909774436" calcext:value-type="float">
            <text:p>2000.6390977444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0" calcext:value-type="float">
            <text:p>0</text:p>
          </table:table-cell>
          <table:table-cell table:formula="of:=[.C54]/20" office:value-type="float" office:value="0" calcext:value-type="float">
            <text:p>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0" calcext:value-type="float">
            <text:p>0</text:p>
          </table:table-cell>
          <table:table-cell table:formula="of:=[.F54]/2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09:41:49.77446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6T10:47:53.173899100</dc:date>
    <meta:editing-duration>P10DT39M54S</meta:editing-duration>
    <meta:editing-cycles>3104</meta:editing-cycles>
    <meta:generator>LibreOffice/4.2.8.2$Linux_X86_64 LibreOffice_project/420m0$Build-2</meta:generator>
    <meta:document-statistic meta:table-count="18" meta:cell-count="8356" meta:object-count="0"/>
  </office:meta>
</office:document-meta>
</file>